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tab-stops>
          <style:tab-stop style:position="14.605cm" style:leader-style="dotted" style:leader-text="."/>
        </style:tab-stops>
      </style:paragraph-properties>
    </style:style>
    <style:style style:name="P2" style:family="paragraph" style:parent-style-name="bodytext">
      <style:paragraph-properties fo:text-align="justify" style:justify-single-word="false" fo:break-before="page"/>
    </style:style>
    <style:style style:name="P3" style:family="paragraph" style:parent-style-name="Text_20_body">
      <style:paragraph-properties fo:text-align="justify" style:justify-single-word="false" fo:orphans="2" fo:widows="2" fo:hyphenation-ladder-count="no-limit" style:writing-mode="lr-tb">
        <style:tab-stops>
          <style:tab-stop style:position="14.605cm" style:leader-style="dotted" style:leader-text="."/>
        </style:tab-stops>
      </style:paragraph-properties>
      <style:text-properties fo:hyphenate="false" fo:hyphenation-remain-char-count="2" fo:hyphenation-push-char-count="2"/>
    </style:style>
    <style:style style:name="P4" style:family="paragraph" style:parent-style-name="bodytext">
      <style:paragraph-properties fo:text-align="justify" style:justify-single-word="false"/>
    </style:style>
    <style:style style:name="P5" style:family="paragraph" style:parent-style-name="bodytext">
      <style:paragraph-properties fo:text-align="justify" style:justify-single-word="false">
        <style:tab-stops>
          <style:tab-stop style:position="1.834cm"/>
        </style:tab-stops>
      </style:paragraph-properties>
      <style:text-properties fo:font-weight="bold" style:font-weight-asian="bold" style:font-weight-complex="bold"/>
    </style:style>
    <style:style style:name="P6" style:family="paragraph" style:parent-style-name="bodytext">
      <style:paragraph-properties fo:text-align="center" style:justify-single-word="false"/>
      <style:text-properties fo:font-weight="bold" style:font-weight-asian="bold"/>
    </style:style>
    <style:style style:name="P7" style:family="paragraph" style:parent-style-name="bodytext">
      <style:paragraph-properties fo:margin-top="0.494cm" fo:margin-bottom="0.494cm" fo:text-align="justify" style:justify-single-word="false"/>
    </style:style>
    <style:style style:name="P8" style:family="paragraph" style:parent-style-name="HTML_20_-_20_vooraf_20_opgemaakt">
      <style:paragraph-properties style:vertical-align="top"/>
    </style:style>
    <style:style style:name="P9" style:family="paragraph" style:parent-style-name="HTML_20_-_20_vooraf_20_opgemaakt">
      <style:paragraph-properties style:vertical-align="top"/>
      <style:text-properties fo:language="en" fo:country="GB"/>
    </style:style>
    <style:style style:name="P10" style:family="paragraph" style:parent-style-name="HTML_20_-_20_vooraf_20_opgemaakt">
      <style:paragraph-properties fo:text-align="justify" style:justify-single-word="false" style:vertical-align="top"/>
    </style:style>
    <style:style style:name="P11" style:family="paragraph" style:parent-style-name="Standard" style:list-style-name="WW8Num6">
      <style:paragraph-properties>
        <style:tab-stops>
          <style:tab-stop style:position="1.834cm"/>
        </style:tab-stops>
      </style:paragraph-properties>
    </style:style>
    <style:style style:name="P12" style:family="paragraph" style:parent-style-name="Text_20_body" style:list-style-name="WW8Num2">
      <style:paragraph-properties>
        <style:tab-stops>
          <style:tab-stop style:position="1.27cm"/>
        </style:tab-stops>
      </style:paragraph-properties>
      <style:text-properties fo:font-weight="bold" style:font-weight-asian="bold"/>
    </style:style>
    <style:style style:name="P13" style:family="paragraph" style:parent-style-name="Text_20_body" style:list-style-name="WW8Num2">
      <style:paragraph-properties>
        <style:tab-stops>
          <style:tab-stop style:position="1.27cm"/>
        </style:tab-stops>
      </style:paragraph-properties>
      <style:text-properties fo:font-weight="bold" style:font-weight-asian="bold" style:font-weight-complex="bold"/>
    </style:style>
    <style:style style:name="P14" style:family="paragraph" style:parent-style-name="Text_20_body" style:list-style-name="WW8Num2">
      <style:paragraph-properties>
        <style:tab-stops>
          <style:tab-stop style:position="1.27cm"/>
        </style:tab-stops>
      </style:paragraph-properties>
    </style:style>
    <style:style style:name="P15" style:family="paragraph" style:parent-style-name="Text_20_body" style:list-style-name="WW8Num3">
      <style:paragraph-properties>
        <style:tab-stops>
          <style:tab-stop style:position="1.27cm"/>
        </style:tab-stops>
      </style:paragraph-properties>
    </style:style>
    <style:style style:name="P16" style:family="paragraph" style:parent-style-name="Text_20_body" style:list-style-name="WW8Num6"/>
    <style:style style:name="P17" style:family="paragraph" style:parent-style-name="Text_20_body" style:list-style-name="WW8Num5">
      <style:paragraph-properties>
        <style:tab-stops>
          <style:tab-stop style:position="0.635cm"/>
        </style:tab-stops>
      </style:paragraph-properties>
    </style:style>
    <style:style style:name="P18" style:family="paragraph" style:parent-style-name="Text_20_body" style:list-style-name="WW8Num4">
      <style:paragraph-properties>
        <style:tab-stops>
          <style:tab-stop style:position="0.635cm"/>
        </style:tab-stops>
      </style:paragraph-properties>
    </style:style>
    <style:style style:name="P19" style:family="paragraph" style:parent-style-name="Heading_20_1" style:master-page-name="Standard">
      <style:paragraph-properties fo:margin-top="0.423cm" fo:margin-bottom="0.212cm" fo:text-align="justify" style:justify-single-word="false" style:page-number="auto">
        <style:tab-stops>
          <style:tab-stop style:position="0cm"/>
        </style:tab-stops>
      </style:paragraph-properties>
    </style:style>
    <style:style style:name="P20" style:family="paragraph" style:parent-style-name="Heading_20_2">
      <style:paragraph-properties fo:margin-top="0cm" fo:margin-bottom="0.212cm" fo:text-align="justify" style:justify-single-word="false" fo:background-color="transparent">
        <style:tab-stops>
          <style:tab-stop style:position="0.508cm"/>
        </style:tab-stops>
        <style:background-image/>
      </style:paragraph-properties>
    </style:style>
    <style:style style:name="P21" style:family="paragraph" style:parent-style-name="Heading_20_2">
      <style:paragraph-properties fo:margin-top="0cm" fo:margin-bottom="0.212cm" fo:text-align="justify" style:justify-single-word="false" fo:background-color="transparent">
        <style:tab-stops>
          <style:tab-stop style:position="0.508cm"/>
        </style:tab-stops>
        <style:background-image/>
      </style:paragraph-properties>
      <style:text-properties fo:font-weight="bold" style:font-weight-asian="bold" style:font-weight-complex="bold"/>
    </style:style>
    <style:style style:name="P22" style:family="paragraph" style:parent-style-name="Heading_20_2">
      <style:paragraph-properties fo:break-before="page">
        <style:tab-stops>
          <style:tab-stop style:position="0.508cm"/>
        </style:tab-stops>
      </style:paragraph-properties>
    </style:style>
    <style:style style:name="P23" style:family="paragraph" style:parent-style-name="Heading_20_2">
      <style:paragraph-properties fo:break-before="page">
        <style:tab-stops>
          <style:tab-stop style:position="0.508cm"/>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9pt" fo:language="en" fo:country="GB" style:font-size-asian="9pt" style:font-size-complex="9pt"/>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170083504" text:id="ct170083504">
          <text:insertion>
            <office:change-info>
              <dc:creator>Tom Francart</dc:creator>
              <dc:date>2011-08-22T11:31:00</dc:date>
            </office:change-info>
          </text:insertion>
        </text:changed-region>
        <text:changed-region xml:id="ct163133984" text:id="ct163133984">
          <text:deletion>
            <office:change-info>
              <dc:creator>Tom Francart</dc:creator>
              <dc:date>2011-08-22T11:27:00</dc:date>
            </office:change-info>
            <text:p text:style-name="Text_20_body">report </text:p>
          </text:deletion>
        </text:changed-region>
        <text:changed-region xml:id="ct163136896" text:id="ct163136896">
          <text:insertion>
            <office:change-info>
              <dc:creator>Tom Francart</dc:creator>
              <dc:date>2011-08-22T11:27:00</dc:date>
            </office:change-info>
          </text:insertion>
        </text:changed-region>
        <text:changed-region xml:id="ct163538688" text:id="ct163538688">
          <text:insertion>
            <office:change-info>
              <dc:creator>Tom Francart</dc:creator>
              <dc:date>2011-08-22T11:28:00</dc:date>
            </office:change-info>
          </text:insertion>
        </text:changed-region>
        <text:changed-region xml:id="ct163318648" text:id="ct163318648">
          <text:deletion>
            <office:change-info>
              <dc:creator>Tom Francart</dc:creator>
              <dc:date>2011-08-22T11:29:00</dc:date>
            </office:change-info>
            <text:p text:style-name="Text_20_body">containing </text:p>
          </text:deletion>
        </text:changed-region>
        <text:changed-region xml:id="ct163539152" text:id="ct163539152">
          <text:insertion>
            <office:change-info>
              <dc:creator>Tom Francart</dc:creator>
              <dc:date>2011-08-22T1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PEX 3 License</text:p>
      <text:p text:style-name="Text_20_body">It is preliminary stated that Katholieke Universiteit Leuven, more specifically its Department of Neurosciences, ExpORL, for the purposes of this Agreement represented by K.U. LEUVEN RESEARCH &amp; DEVELOPMENT, Minderbroedersstraat 8a-box 5105, B-3000 Leuven, Belgium, (hereinafter referred to as K.U.LEUVEN R&amp;D) has agreed to grant you access to: </text:p>
      <text:list xml:id="list1547448513" text:style-name="WW8Num2">
        <text:list-item>
          <text:p text:style-name="P12">APEX 3 Software (Binaries and Source Code); </text:p>
        </text:list-item>
        <text:list-item>
          <text:p text:style-name="P13">APEX 3 User Manual;</text:p>
        </text:list-item>
        <text:list-item>
          <text:p text:style-name="P14"><text:span text:style-name="T1">APEX 3 Example Experiment Files</text:span>; and</text:p>
        </text:list-item>
        <text:list-item>
          <text:p text:style-name="P14"><text:span text:style-name="T1">APEX 3 Schema</text:span><text:span text:style-name="T2">; as described in ANNEX I of this agreement and as developed by K.U.Leuven ExpORL, Dept. Neurosciences;</text:span></text:p>
        </text:list-item>
      </text:list>
      <text:p text:style-name="Text_20_body">(APEX 3 User Manual, APEX 3 Example Experiment Files, and APEX 3 Schema, hereinafter jointly referred to as “<text:span text:style-name="T1">APEX 3 MATERIALS</text:span>”) </text:p>
      <text:p text:style-name="Text_20_body">for research purposes under the following conditions:</text:p>
      <text:p text:style-name="Text_20_body"/>
      <text:h text:style-name="P20" text:outline-level="2">Use of the APEX 3 MATERIALS</text:h>
      <text:list xml:id="list1763688334" text:style-name="WW8Num6">
        <text:list-item>
          <text:p text:style-name="P16">The APEX 3 Software (Binaries and Source Code) is provided to you by K.U.LEUVEN R&amp;D under the GNU General Public License (GPL version 2) as described in Annex II of this agreement. </text:p>
        </text:list-item>
        <text:list-item>
          <text:p text:style-name="P16">The APEX 3 Software contains the Trolltech QT framework available under the GNU General Public License (GPL version 2) on: <text:s/>http://trolltech.com/products/qt/.</text:p>
        </text:list-item>
        <text:list-item>
          <text:p text:style-name="P11">Subject to the terms and conditions of this Agreement K.U.LEUVEN R&amp;D hereby grants you a non-exclusive, non-transferable, royalty-free license to use the APEX 3 MATERIALS, solely for research purposes in your research activities at the premises of your research institute.</text:p>
        </text:list-item>
        <text:list-item>
          <text:p text:style-name="P16">The grant of this license does not include the right to sub-license. The grant of this license does not include the right to offer for sale and sell or otherwise distribute the APEX 3 MATERIALS directly or through third parties.</text:p>
        </text:list-item>
        <text:list-item>
          <text:p text:style-name="P16">The grant of this license does not allow you to make changes or modifications in the APEX 3 MATERIALS. <text:s/></text:p>
        </text:list-item>
      </text:list>
      <text:p text:style-name="P5"/>
      <text:h text:style-name="P22" text:outline-level="2">Warranty, Liability and Indemnity</text:h>
      <text:list xml:id="list1573309784" text:style-name="WW8Num3">
        <text:list-item>
          <text:p text:style-name="P15">The APEX 3 MATERIALS are provided on an "as is", "as available" basis without warranties of any kind either express or implied. To the fullest extent possible pursuant to the applicable law, K.U.LEUVEN R&amp;D disclaims all warranties, express or implied, including, but not limited to, implied warranties of merchantability, fitness for a particular purpose, title and non-infringement or other violation of rights. K.U.LEUVEN R&amp;D does not warrant or make any representations regarding the use, validity, accuracy, or reliability of, or the results of the use of, or otherwise respecting, the information and materials in the APEX 3 MATERIALS. </text:p>
        </text:list-item>
        <text:list-item>
          <text:p text:style-name="P15">Under no circumstances, including, but not limited to, negligence, shall K.U.LEUVEN R&amp;D or its suppliers be liable for any direct, indirect, special, incidental or consequential damages, or any other damages of any kind, including, but not limited to, loss of data or loss of profits arising out of the use, or the inability to use APEX 3 MATERIALS or the materials contained herein or accessed through, the APEX 3 MATERIALS, even if K.U.LEUVEN R&amp;D or a K.U.LEUVEN R&amp;D authorized representative has been advised of the possibility of such damages. </text:p>
        </text:list-item>
      </text:list>
      <text:h text:style-name="P20" text:outline-level="2">Intellectual Property Rights</text:h>
      <text:p text:style-name="Text_20_body">K.U.LEUVEN R&amp;D retains all title and ownership to the APEX 3 MATERIALS. <text:s/>Nothing in this Agreement shall preclude K.U.LEUVEN R&amp;D from entering into agreements with third parties concerning the APEX 3 MATERIALS.</text:p>
      <text:h text:style-name="P20" text:outline-level="2">Publication </text:h>
      <text:p text:style-name="Text_20_body">If utilization of the APEX 3 MATERIALS results in outcomes which will be published,  you shall acknowledge K.U.LEUVEN R&amp;D as the provider of the APEX 3 MATERIALS and shall include a reference to the most recent APEX publication. Currently, the most recent publication is:</text:p>
      <text:list xml:id="list1169855769" text:style-name="WW8Num5">
        <text:list-item>
          <text:p text:style-name="P17"><text:span text:style-name="T3">Francart, T., van Wieringen, A. and Wouters, J., "APEX 3: a multi-purpose test platform for auditory psychophysical experiments", </text:span><text:span text:style-name="T4">Journal of Neuroscience Methods</text:span><text:span text:style-name="T3">, Accepted for publication, 2008</text:span></text:p>
        </text:list-item>
      </text:list>
      <text:p text:style-name="Text_20_body">When using the animated child mode, you shall<text:change-start text:change-id="ct170083504"/> <text:span text:style-name="T7">additionally</text:span><text:change-end text:change-id="ct170083504"/> include a reference to:</text:p>
      <text:list xml:id="list1086561345" text:style-name="WW8Num4">
        <text:list-item>
          <text:p text:style-name="P18"><text:span text:style-name="T3">Laneau, J., Boets, B., Moonen, M., van Wieringen, A. and Wouters, J., "A flexible auditory research platform using acoustic or electric stimuli for adults and young children", </text:span><text:span text:style-name="T4">Journal of Neuroscience Methods</text:span><text:span text:style-name="T3">, 142, pp. 131-136, 2005.</text:span></text:p>
        </text:list-item>
      </text:list>
      <text:p text:style-name="Text_20_body">in the manuscript. </text:p>
      <text:h text:style-name="P20" text:outline-level="2"><text:span text:style-name="T1">Feedback</text:span> </text:h>
      <text:p text:style-name="Text_20_body">You shall provide K.U.LEUVEN R&amp;D with feedback on the use of the APEX 3 MATERIALS in your research. A copy of every <text:change text:change-id="ct163133984"/><text:change-start text:change-id="ct163136896"/>pu<text:change-end text:change-id="ct163136896"/><text:change-start text:change-id="ct163538688"/>blication <text:change-end text:change-id="ct163538688"/><text:change text:change-id="ct163318648"/><text:change-start text:change-id="ct163539152"/>reporting <text:change-end text:change-id="ct163539152"/>data obtained with the APEX 3 MATERIALS shall be sent to <text:a xlink:type="simple" xlink:href="mailto:Tom.Francart@med.kuleuven.be"><text:span text:style-name="Internet_20_link">Tom.Francart@med.kuleuven.be</text:span></text:a> and/or <text:a xlink:type="simple" xlink:href="mailto:Jan.Wouters@med.kuleuven.be"><text:span text:style-name="Internet_20_link">Jan.Wouters@med.kuleuven.be</text:span></text:a>. K.U.LEUVEN R&amp;D is permitted to use any information provided by you in making changes to the APEX 3 MATERIALS or APEX 3 Binaries. </text:p>
      <text:p text:style-name="P4"/>
      <text:h text:style-name="P23" text:outline-level="2">Termination </text:h>
      <text:p text:style-name="Text_20_body">This Agreement is effective until terminated. This Agreement will terminate immediately without notice from K.U. LEUVEN R&amp;D if you fail to comply with any provision of this Agreement. </text:p>
      <text:h text:style-name="P20" text:outline-level="2"><text:span text:style-name="T1">Complete Agreement</text:span> </text:h>
      <text:p text:style-name="Text_20_body">This Agreement constitutes the entire agreement between the parties with respect to the use of the APEX 3 MATERIALS and supersedes all prior or contemporaneous understandings regarding such subject matter.  No amendment to or modification of this Agreement will be binding unless in writing and signed by K.U.LEUVEN R&amp;D. </text:p>
      <text:h text:style-name="P21" text:outline-level="2">Governing Law and General Provisions</text:h>
      <text:p text:style-name="Text_20_body">This Agreement will be governed by the laws of the Belgium. If any part of this Agreement is found void and unenforceable, it will not affect the validity of the balance of the Agreement, which shall remain valid and enforceable according to its terms.  This Agreement shall automatically terminate upon failure by you to comply with its terms. This Agreement may only be modified in writing signed by an authorized officer of K.U.LEUVEN R&amp;D.</text:p>
      <text:p text:style-name="Text_20_body"/>
      <text:p text:style-name="Text_20_body"/>
      <text:p text:style-name="P1">Name:<text:tab/></text:p>
      <text:p text:style-name="Text_20_body"/>
      <text:p text:style-name="P3">Institution:<text:tab/></text:p>
      <text:p text:style-name="Text_20_body"/>
      <text:p text:style-name="P3">Address:<text:tab/></text:p>
      <text:p text:style-name="Text_20_body"/>
      <text:p text:style-name="P3">Date:<text:tab/></text:p>
      <text:p text:style-name="Text_20_body"/>
      <text:p text:style-name="P3">Signature:<text:tab/></text:p>
      <text:p text:style-name="Text_20_body"/>
      <text:p text:style-name="P4"/>
      <text:p text:style-name="P4"/>
      <text:p text:style-name="P4"/>
      <text:p text:style-name="P4"/>
      <text:p text:style-name="P4"/>
      <text:p text:style-name="P2"/>
      <text:p text:style-name="P6">ANNEX I</text:p>
      <text:p text:style-name="subtitle"><text:span text:style-name="T5">Description of the APEX 3 </text:span><text:span text:style-name="T5">Software </text:span></text:p>
      <text:p text:style-name="Text_20_body">Apex 3 is a software platform for auditory psychophysical experiments. It provides a generic means of setting up experiments without any programming.</text:p>
      <text:p text:style-name="Text_20_body">The APEX 3 binaries are created by compiling the APEX 3 source code. They can <text:s/>be executed using a compatible operating system without any further processing.</text:p>
      <text:p text:style-name="subtitle">Description of the APEX 3 User Manual</text:p>
      <text:p text:style-name="Text_20_body">The APEX 3 User manual consists of an explanation in English of the function of APEX 3 and the structure of Experiment Files.</text:p>
      <text:p text:style-name="subtitle">Description of the APEX 3 Example Experiment Files</text:p>
      <text:p text:style-name="Text_20_body">The APEX 3 example experiment files are APEX 3 experiment files that illustrate the use of each feature of APEX 3.</text:p>
      <text:p text:style-name="subtitle">Description of the APEX 3 Schema </text:p>
      <text:p text:style-name="Text_20_body">The APEX 3 Schema describes the structure of APEX 3 Experiment Files. It specifies which XML Element can occur where and also contains documentation on each element in English. The APEX 3 Binaries use the APEX 3 Schema to test whether a given experiment file is valid.</text:p>
      <text:p text:style-name="Text_20_body"/>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ANNEX II GNU GENERAL PUBLIC LICENSE (GPL version 2)</text:p>
      <text:p text:style-name="P6"/>
      <text:p text:style-name="P8"><text:span text:style-name="HTML-schrijfmachine"><text:span text:style-name="T6">GNU GENERAL PUBLIC LICENSE</text:span></text:span></text:p>
      <text:p text:style-name="P8"><text:span text:style-name="HTML-schrijfmachine"><text:span text:style-name="T6"><text:tab/><text:tab/> <text:s text:c="6"/>Version 2, June 1991</text:span></text:span></text:p>
      <text:p text:style-name="P9"/>
      <text:p text:style-name="P8"><text:span text:style-name="HTML-schrijfmachine"><text:span text:style-name="T6"><text:s/></text:span></text:span><text:span text:style-name="HTML-schrijfmachine"><text:span text:style-name="T6">Copyright (C) 1989, 1991 Free Software Foundation, Inc.</text:span></text:span></text:p>
      <text:p text:style-name="P8"><text:span text:style-name="HTML-schrijfmachine"><text:span text:style-name="T6"><text:s text:c="23"/></text:span></text:span><text:span text:style-name="HTML-schrijfmachine"><text:span text:style-name="T6">51 Franklin Street, Fifth Floor, Boston, MA <text:s/>02110-1301, USA</text:span></text:span></text:p>
      <text:p text:style-name="P8"><text:span text:style-name="HTML-schrijfmachine"><text:span text:style-name="T6"><text:s/></text:span></text:span><text:span text:style-name="HTML-schrijfmachine"><text:span text:style-name="T6">Everyone is permitted to copy and distribute verbatim copies</text:span></text:span></text:p>
      <text:p text:style-name="P8"><text:span text:style-name="HTML-schrijfmachine"><text:span text:style-name="T6"><text:s/></text:span></text:span><text:span text:style-name="HTML-schrijfmachine"><text:span text:style-name="T6">of this license document, but changing it is not allowed.</text:span></text:span></text:p>
      <text:p text:style-name="P9"/>
      <text:p text:style-name="P8"><text:span text:style-name="HTML-schrijfmachine"><text:span text:style-name="T6"><text:tab/><text:tab/><text:tab/> <text:s text:c="3"/>Preamble</text:span></text:span></text:p>
      <text:p text:style-name="P9"/>
      <text:p text:style-name="P8"><text:span text:style-name="HTML-schrijfmachine"><text:span text:style-name="T6"><text:s text:c="2"/></text:span></text:span><text:span text:style-name="HTML-schrijfmachine"><text:span text:style-name="T6">The licenses for most software are designed to take away your</text:span></text:span></text:p>
      <text:p text:style-name="P8"><text:span text:style-name="HTML-schrijfmachine"><text:span text:style-name="T6">freedom to share and change it. <text:s/>By contrast, the GNU General Public</text:span></text:span></text:p>
      <text:p text:style-name="P8"><text:span text:style-name="HTML-schrijfmachine"><text:span text:style-name="T6">License is intended to guarantee your freedom to share and change free</text:span></text:span></text:p>
      <text:p text:style-name="P8"><text:span text:style-name="HTML-schrijfmachine"><text:span text:style-name="T6">software--to make sure the software is free for all its users. <text:s/>This</text:span></text:span></text:p>
      <text:p text:style-name="P8"><text:span text:style-name="HTML-schrijfmachine"><text:span text:style-name="T6">General Public License applies to most of the Free Software</text:span></text:span></text:p>
      <text:p text:style-name="P8"><text:span text:style-name="HTML-schrijfmachine"><text:span text:style-name="T6">Foundation's software and to any other program whose authors commit to</text:span></text:span></text:p>
      <text:p text:style-name="P8"><text:span text:style-name="HTML-schrijfmachine"><text:span text:style-name="T6">using it. <text:s/>(Some other Free Software Foundation software is covered by</text:span></text:span></text:p>
      <text:p text:style-name="P8"><text:span text:style-name="HTML-schrijfmachine"><text:span text:style-name="T6">the GNU Library General Public License instead.) <text:s/>You can apply it to</text:span></text:span></text:p>
      <text:p text:style-name="P8"><text:span text:style-name="HTML-schrijfmachine"><text:span text:style-name="T6">your programs, too.</text:span></text:span></text:p>
      <text:p text:style-name="P9"/>
      <text:p text:style-name="P8"><text:span text:style-name="HTML-schrijfmachine"><text:span text:style-name="T6"><text:s text:c="2"/></text:span></text:span><text:span text:style-name="HTML-schrijfmachine"><text:span text:style-name="T6">When we speak of free software, we are referring to freedom, not</text:span></text:span></text:p>
      <text:p text:style-name="P8"><text:span text:style-name="HTML-schrijfmachine"><text:span text:style-name="T6">price. <text:s/>Our General Public Licenses are designed to make sure that you</text:span></text:span></text:p>
      <text:p text:style-name="P8"><text:span text:style-name="HTML-schrijfmachine"><text:span text:style-name="T6">have the freedom to distribute copies of free software (and charge for</text:span></text:span></text:p>
      <text:p text:style-name="P8"><text:span text:style-name="HTML-schrijfmachine"><text:span text:style-name="T6">this service if you wish), that you receive source code or can get it</text:span></text:span></text:p>
      <text:p text:style-name="P8"><text:span text:style-name="HTML-schrijfmachine"><text:span text:style-name="T6">if you want it, that you can change the software or use pieces of it</text:span></text:span></text:p>
      <text:p text:style-name="P8"><text:span text:style-name="HTML-schrijfmachine"><text:span text:style-name="T6">in new free programs; and that you know you can do these things.</text:span></text:span></text:p>
      <text:p text:style-name="P9"/>
      <text:p text:style-name="P8"><text:span text:style-name="HTML-schrijfmachine"><text:span text:style-name="T6"><text:s text:c="2"/></text:span></text:span><text:span text:style-name="HTML-schrijfmachine"><text:span text:style-name="T6">To protect your rights, we need to make restrictions that forbid</text:span></text:span></text:p>
      <text:p text:style-name="P8"><text:span text:style-name="HTML-schrijfmachine"><text:span text:style-name="T6">anyone to deny you these rights or to ask you to surrender the rights.</text:span></text:span></text:p>
      <text:p text:style-name="P8"><text:span text:style-name="HTML-schrijfmachine"><text:span text:style-name="T6">These restrictions translate to certain responsibilities for you if you</text:span></text:span></text:p>
      <text:p text:style-name="P8"><text:span text:style-name="HTML-schrijfmachine"><text:span text:style-name="T6">distribute copies of the software, or if you modify it.</text:span></text:span></text:p>
      <text:p text:style-name="P9"/>
      <text:p text:style-name="P8"><text:span text:style-name="HTML-schrijfmachine"><text:span text:style-name="T6"><text:s text:c="2"/></text:span></text:span><text:span text:style-name="HTML-schrijfmachine"><text:span text:style-name="T6">For example, if you distribute copies of such a program, whether</text:span></text:span></text:p>
      <text:p text:style-name="P8"><text:span text:style-name="HTML-schrijfmachine"><text:span text:style-name="T6">gratis or for a fee, you must give the recipients all the rights that</text:span></text:span></text:p>
      <text:p text:style-name="P8"><text:span text:style-name="HTML-schrijfmachine"><text:span text:style-name="T6">you have. <text:s/>You must make sure that they, too, receive or can get the</text:span></text:span></text:p>
      <text:p text:style-name="P8"><text:span text:style-name="HTML-schrijfmachine"><text:span text:style-name="T6">source code. <text:s/>And you must show them these terms so they know their</text:span></text:span></text:p>
      <text:p text:style-name="P8"><text:span text:style-name="HTML-schrijfmachine"><text:span text:style-name="T6">rights.</text:span></text:span></text:p>
      <text:p text:style-name="P9"/>
      <text:p text:style-name="P8"><text:span text:style-name="HTML-schrijfmachine"><text:span text:style-name="T6"><text:s text:c="2"/></text:span></text:span><text:span text:style-name="HTML-schrijfmachine"><text:span text:style-name="T6">We protect your rights with two steps: (1) copyright the software, and</text:span></text:span></text:p>
      <text:p text:style-name="P8"><text:span text:style-name="HTML-schrijfmachine"><text:span text:style-name="T6">(2) offer you this license which gives you legal permission to copy,</text:span></text:span></text:p>
      <text:p text:style-name="P8"><text:span text:style-name="HTML-schrijfmachine"><text:span text:style-name="T6">distribute and/or modify the software.</text:span></text:span></text:p>
      <text:p text:style-name="P9"/>
      <text:p text:style-name="P8"><text:span text:style-name="HTML-schrijfmachine"><text:span text:style-name="T6"><text:s text:c="2"/></text:span></text:span><text:span text:style-name="HTML-schrijfmachine"><text:span text:style-name="T6">Also, for each author's protection and ours, we want to make certain</text:span></text:span></text:p>
      <text:p text:style-name="P8"><text:span text:style-name="HTML-schrijfmachine"><text:span text:style-name="T6">that everyone understands that there is no warranty for this free</text:span></text:span></text:p>
      <text:p text:style-name="P8"><text:span text:style-name="HTML-schrijfmachine"><text:span text:style-name="T6">software. <text:s/>If the software is modified by someone else and passed on, we</text:span></text:span></text:p>
      <text:p text:style-name="P8"><text:span text:style-name="HTML-schrijfmachine"><text:span text:style-name="T6">want its recipients to know that what they have is not the original, so</text:span></text:span></text:p>
      <text:p text:style-name="P8"><text:span text:style-name="HTML-schrijfmachine"><text:span text:style-name="T6">that any problems introduced by others will not reflect on the original</text:span></text:span></text:p>
      <text:p text:style-name="P8"><text:span text:style-name="HTML-schrijfmachine"><text:span text:style-name="T6">authors' reputations.</text:span></text:span></text:p>
      <text:p text:style-name="P9"/>
      <text:p text:style-name="P8"><text:span text:style-name="HTML-schrijfmachine"><text:span text:style-name="T6"><text:s text:c="2"/></text:span></text:span><text:span text:style-name="HTML-schrijfmachine"><text:span text:style-name="T6">Finally, any free program is threatened constantly by software</text:span></text:span></text:p>
      <text:p text:style-name="P8"><text:span text:style-name="HTML-schrijfmachine"><text:span text:style-name="T6">patents. <text:s/>We wish to avoid the danger that redistributors of a free</text:span></text:span></text:p>
      <text:p text:style-name="P8"><text:span text:style-name="HTML-schrijfmachine"><text:span text:style-name="T6">program will individually obtain patent licenses, in effect making the</text:span></text:span></text:p>
      <text:p text:style-name="P8"><text:span text:style-name="HTML-schrijfmachine"><text:span text:style-name="T6">program proprietary. <text:s/>To prevent this, we have made it clear that any</text:span></text:span></text:p>
      <text:p text:style-name="P8"><text:span text:style-name="HTML-schrijfmachine"><text:span text:style-name="T6">patent must be licensed for everyone's free use or not licensed at all.</text:span></text:span></text:p>
      <text:p text:style-name="P9"/>
      <text:p text:style-name="P8"><text:soft-page-break/><text:span text:style-name="HTML-schrijfmachine"><text:span text:style-name="T6"><text:s text:c="2"/></text:span></text:span><text:span text:style-name="HTML-schrijfmachine"><text:span text:style-name="T6">The precise terms and conditions for copying, distribution and</text:span></text:span></text:p>
      <text:p text:style-name="P8"><text:span text:style-name="HTML-schrijfmachine"><text:span text:style-name="T6">modification follow.</text:span></text:span></text:p>
      <text:p text:style-name="P9"/>
      <text:p text:style-name="P8"><text:span text:style-name="HTML-schrijfmachine"><text:span text:style-name="T6"><text:tab/><text:tab/> <text:s text:c="3"/>GNU GENERAL PUBLIC LICENSE</text:span></text:span></text:p>
      <text:p text:style-name="P8"><text:span text:style-name="HTML-schrijfmachine"><text:span text:style-name="T6"><text:s text:c="3"/></text:span></text:span><text:span text:style-name="HTML-schrijfmachine"><text:span text:style-name="T6">TERMS AND CONDITIONS FOR COPYING, DISTRIBUTION AND MODIFICATION</text:span></text:span></text:p>
      <text:p text:style-name="P9"/>
      <text:p text:style-name="P8"><text:span text:style-name="HTML-schrijfmachine"><text:span text:style-name="T6"><text:s text:c="2"/></text:span></text:span><text:span text:style-name="HTML-schrijfmachine"><text:span text:style-name="T6">0. This License applies to any program or other work which contains</text:span></text:span></text:p>
      <text:p text:style-name="P8"><text:span text:style-name="HTML-schrijfmachine"><text:span text:style-name="T6">a notice placed by the copyright holder saying it may be distributed</text:span></text:span></text:p>
      <text:p text:style-name="P8"><text:span text:style-name="HTML-schrijfmachine"><text:span text:style-name="T6">under the terms of this General Public License. <text:s/>The "Program", below,</text:span></text:span></text:p>
      <text:p text:style-name="P8"><text:span text:style-name="HTML-schrijfmachine"><text:span text:style-name="T6">refers to any such program or work, and a "work based on the Program"</text:span></text:span></text:p>
      <text:p text:style-name="P8"><text:span text:style-name="HTML-schrijfmachine"><text:span text:style-name="T6">means either the Program or any derivative work under copyright law:</text:span></text:span></text:p>
      <text:p text:style-name="P8"><text:span text:style-name="HTML-schrijfmachine"><text:span text:style-name="T6">that is to say, a work containing the Program or a portion of it,</text:span></text:span></text:p>
      <text:p text:style-name="P8"><text:span text:style-name="HTML-schrijfmachine"><text:span text:style-name="T6">either verbatim or with modifications and/or translated into another</text:span></text:span></text:p>
      <text:p text:style-name="P8"><text:span text:style-name="HTML-schrijfmachine"><text:span text:style-name="T6">language. <text:s/>(Hereinafter, translation is included without limitation in</text:span></text:span></text:p>
      <text:p text:style-name="P8"><text:span text:style-name="HTML-schrijfmachine"><text:span text:style-name="T6">the term "modification".) <text:s/>Each licensee is addressed as "you".</text:span></text:span></text:p>
      <text:p text:style-name="P9"/>
      <text:p text:style-name="P8"><text:span text:style-name="HTML-schrijfmachine"><text:span text:style-name="T6">Activities other than copying, distribution and modification are not</text:span></text:span></text:p>
      <text:p text:style-name="P8"><text:span text:style-name="HTML-schrijfmachine"><text:span text:style-name="T6">covered by this License; they are outside its scope. <text:s/>The act of</text:span></text:span></text:p>
      <text:p text:style-name="P8"><text:span text:style-name="HTML-schrijfmachine"><text:span text:style-name="T6">running the Program is not restricted, and the output from the Program</text:span></text:span></text:p>
      <text:p text:style-name="P8"><text:span text:style-name="HTML-schrijfmachine"><text:span text:style-name="T6">is covered only if its contents constitute a work based on the</text:span></text:span></text:p>
      <text:p text:style-name="P8"><text:span text:style-name="HTML-schrijfmachine"><text:span text:style-name="T6">Program (independent of having been made by running the Program).</text:span></text:span></text:p>
      <text:p text:style-name="P8"><text:span text:style-name="HTML-schrijfmachine"><text:span text:style-name="T6">Whether that is true depends on what the Program does.</text:span></text:span></text:p>
      <text:p text:style-name="P9"/>
      <text:p text:style-name="P8"><text:span text:style-name="HTML-schrijfmachine"><text:span text:style-name="T6"><text:s text:c="2"/></text:span></text:span><text:span text:style-name="HTML-schrijfmachine"><text:span text:style-name="T6">1. You may copy and distribute verbatim copies of the Program's</text:span></text:span></text:p>
      <text:p text:style-name="P8"><text:span text:style-name="HTML-schrijfmachine"><text:span text:style-name="T6">source code as you receive it, in any medium, provided that you</text:span></text:span></text:p>
      <text:p text:style-name="P8"><text:span text:style-name="HTML-schrijfmachine"><text:span text:style-name="T6">conspicuously and appropriately publish on each copy an appropriate</text:span></text:span></text:p>
      <text:p text:style-name="P8"><text:span text:style-name="HTML-schrijfmachine"><text:span text:style-name="T6">copyright notice and disclaimer of warranty; keep intact all the</text:span></text:span></text:p>
      <text:p text:style-name="P8"><text:span text:style-name="HTML-schrijfmachine"><text:span text:style-name="T6">notices that refer to this License and to the absence of any warranty;</text:span></text:span></text:p>
      <text:p text:style-name="P8"><text:span text:style-name="HTML-schrijfmachine"><text:span text:style-name="T6">and give any other recipients of the Program a copy of this License</text:span></text:span></text:p>
      <text:p text:style-name="P8"><text:span text:style-name="HTML-schrijfmachine"><text:span text:style-name="T6">along with the Program.</text:span></text:span></text:p>
      <text:p text:style-name="P9"/>
      <text:p text:style-name="P8"><text:span text:style-name="HTML-schrijfmachine"><text:span text:style-name="T6">You may charge a fee for the physical act of transferring a copy, and</text:span></text:span></text:p>
      <text:p text:style-name="P8"><text:span text:style-name="HTML-schrijfmachine"><text:span text:style-name="T6">you may at your option offer warranty protection in exchange for a fee.</text:span></text:span></text:p>
      <text:p text:style-name="P9"/>
      <text:p text:style-name="P8"><text:span text:style-name="HTML-schrijfmachine"><text:span text:style-name="T6"><text:s text:c="2"/></text:span></text:span><text:span text:style-name="HTML-schrijfmachine"><text:span text:style-name="T6">2. You may modify your copy or copies of the Program or any portion</text:span></text:span></text:p>
      <text:p text:style-name="P8"><text:span text:style-name="HTML-schrijfmachine"><text:span text:style-name="T6">of it, thus forming a work based on the Program, and copy and</text:span></text:span></text:p>
      <text:p text:style-name="P8"><text:span text:style-name="HTML-schrijfmachine"><text:span text:style-name="T6">distribute such modifications or work under the terms of Section 1</text:span></text:span></text:p>
      <text:p text:style-name="P8"><text:span text:style-name="HTML-schrijfmachine"><text:span text:style-name="T6">above, provided that you also meet all of these conditions:</text:span></text:span></text:p>
      <text:p text:style-name="P9"/>
      <text:p text:style-name="P8"><text:span text:style-name="HTML-schrijfmachine"><text:span text:style-name="T6"><text:s text:c="4"/></text:span></text:span><text:span text:style-name="HTML-schrijfmachine"><text:span text:style-name="T6">a) You must cause the modified files to carry prominent notices</text:span></text:span></text:p>
      <text:p text:style-name="P8"><text:span text:style-name="HTML-schrijfmachine"><text:span text:style-name="T6"><text:s text:c="4"/></text:span></text:span><text:span text:style-name="HTML-schrijfmachine"><text:span text:style-name="T6">stating that you changed the files and the date of any change.</text:span></text:span></text:p>
      <text:p text:style-name="P9"/>
      <text:p text:style-name="P8"><text:span text:style-name="HTML-schrijfmachine"><text:span text:style-name="T6"><text:s text:c="4"/></text:span></text:span><text:span text:style-name="HTML-schrijfmachine"><text:span text:style-name="T6">b) You must cause any work that you distribute or publish, that in</text:span></text:span></text:p>
      <text:p text:style-name="P8"><text:span text:style-name="HTML-schrijfmachine"><text:span text:style-name="T6"><text:s text:c="4"/></text:span></text:span><text:span text:style-name="HTML-schrijfmachine"><text:span text:style-name="T6">whole or in part contains or is derived from the Program or any</text:span></text:span></text:p>
      <text:p text:style-name="P8"><text:span text:style-name="HTML-schrijfmachine"><text:span text:style-name="T6"><text:s text:c="4"/></text:span></text:span><text:span text:style-name="HTML-schrijfmachine"><text:span text:style-name="T6">part thereof, to be licensed as a whole at no charge to all third</text:span></text:span></text:p>
      <text:p text:style-name="P8"><text:span text:style-name="HTML-schrijfmachine"><text:span text:style-name="T6"><text:s text:c="4"/></text:span></text:span><text:span text:style-name="HTML-schrijfmachine"><text:span text:style-name="T6">parties under the terms of this License.</text:span></text:span></text:p>
      <text:p text:style-name="P9"/>
      <text:p text:style-name="P8"><text:span text:style-name="HTML-schrijfmachine"><text:span text:style-name="T6"><text:s text:c="4"/></text:span></text:span><text:span text:style-name="HTML-schrijfmachine"><text:span text:style-name="T6">c) If the modified program normally reads commands interactively</text:span></text:span></text:p>
      <text:p text:style-name="P8"><text:span text:style-name="HTML-schrijfmachine"><text:span text:style-name="T6"><text:s text:c="4"/></text:span></text:span><text:span text:style-name="HTML-schrijfmachine"><text:span text:style-name="T6">when run, you must cause it, when started running for such</text:span></text:span></text:p>
      <text:p text:style-name="P8"><text:span text:style-name="HTML-schrijfmachine"><text:span text:style-name="T6"><text:s text:c="4"/></text:span></text:span><text:span text:style-name="HTML-schrijfmachine"><text:span text:style-name="T6">interactive use in the most ordinary way, to print or display an</text:span></text:span></text:p>
      <text:p text:style-name="P8"><text:span text:style-name="HTML-schrijfmachine"><text:span text:style-name="T6"><text:s text:c="4"/></text:span></text:span><text:span text:style-name="HTML-schrijfmachine"><text:span text:style-name="T6">announcement including an appropriate copyright notice and a</text:span></text:span></text:p>
      <text:p text:style-name="P8"><text:span text:style-name="HTML-schrijfmachine"><text:span text:style-name="T6"><text:s text:c="4"/></text:span></text:span><text:span text:style-name="HTML-schrijfmachine"><text:span text:style-name="T6">notice that there is no warranty (or else, saying that you provide</text:span></text:span></text:p>
      <text:p text:style-name="P8"><text:span text:style-name="HTML-schrijfmachine"><text:span text:style-name="T6"><text:s text:c="4"/></text:span></text:span><text:span text:style-name="HTML-schrijfmachine"><text:span text:style-name="T6">a warranty) and that users may redistribute the program under</text:span></text:span></text:p>
      <text:p text:style-name="P8"><text:span text:style-name="HTML-schrijfmachine"><text:span text:style-name="T6"><text:s text:c="4"/></text:span></text:span><text:span text:style-name="HTML-schrijfmachine"><text:span text:style-name="T6">these conditions, and telling the user how to view a copy of this</text:span></text:span></text:p>
      <text:p text:style-name="P8"><text:span text:style-name="HTML-schrijfmachine"><text:span text:style-name="T6"><text:s text:c="4"/></text:span></text:span><text:span text:style-name="HTML-schrijfmachine"><text:span text:style-name="T6">License. <text:s/>(Exception: if the Program itself is interactive but</text:span></text:span></text:p>
      <text:p text:style-name="P8"><text:span text:style-name="HTML-schrijfmachine"><text:span text:style-name="T6"><text:s text:c="4"/></text:span></text:span><text:span text:style-name="HTML-schrijfmachine"><text:span text:style-name="T6">does not normally print such an announcement, your work based on</text:span></text:span></text:p>
      <text:p text:style-name="P8"><text:span text:style-name="HTML-schrijfmachine"><text:span text:style-name="T6"><text:s text:c="4"/></text:span></text:span><text:span text:style-name="HTML-schrijfmachine"><text:span text:style-name="T6">the Program is not required to print an announcement.)</text:span></text:span></text:p>
      <text:p text:style-name="P9"/>
      <text:p text:style-name="P8"><text:span text:style-name="HTML-schrijfmachine"><text:span text:style-name="T6">These requirements apply to the modified work as a whole. <text:s/>If</text:span></text:span></text:p>
      <text:p text:style-name="P8"><text:span text:style-name="HTML-schrijfmachine"><text:span text:style-name="T6">identifiable sections of that work are not derived from the Program,</text:span></text:span></text:p>
      <text:p text:style-name="P8"><text:span text:style-name="HTML-schrijfmachine"><text:span text:style-name="T6">and can be reasonably considered independent and separate works in</text:span></text:span></text:p>
      <text:p text:style-name="P8"><text:span text:style-name="HTML-schrijfmachine"><text:span text:style-name="T6">themselves, then this License, and its terms, do not apply to those</text:span></text:span></text:p>
      <text:p text:style-name="P8"><text:span text:style-name="HTML-schrijfmachine"><text:span text:style-name="T6">sections when you distribute them as separate works. <text:s/>But when you</text:span></text:span></text:p>
      <text:p text:style-name="P8"><text:span text:style-name="HTML-schrijfmachine"><text:span text:style-name="T6">distribute the same sections as part of a whole which is a work based</text:span></text:span></text:p>
      <text:p text:style-name="P8"><text:soft-page-break/><text:span text:style-name="HTML-schrijfmachine"><text:span text:style-name="T6">on the Program, the distribution of the whole must be on the terms of</text:span></text:span></text:p>
      <text:p text:style-name="P8"><text:span text:style-name="HTML-schrijfmachine"><text:span text:style-name="T6">this License, whose permissions for other licensees extend to the</text:span></text:span></text:p>
      <text:p text:style-name="P8"><text:span text:style-name="HTML-schrijfmachine"><text:span text:style-name="T6">entire whole, and thus to each and every part regardless of who wrote it.</text:span></text:span></text:p>
      <text:p text:style-name="P9"/>
      <text:p text:style-name="P8"><text:span text:style-name="HTML-schrijfmachine"><text:span text:style-name="T6">Thus, it is not the intent of this section to claim rights or contest</text:span></text:span></text:p>
      <text:p text:style-name="P8"><text:span text:style-name="HTML-schrijfmachine"><text:span text:style-name="T6">your rights to work written entirely by you; rather, the intent is to</text:span></text:span></text:p>
      <text:p text:style-name="P8"><text:span text:style-name="HTML-schrijfmachine"><text:span text:style-name="T6">exercise the right to control the distribution of derivative or</text:span></text:span></text:p>
      <text:p text:style-name="P8"><text:span text:style-name="HTML-schrijfmachine"><text:span text:style-name="T6">collective works based on the Program.</text:span></text:span></text:p>
      <text:p text:style-name="P9"/>
      <text:p text:style-name="P8"><text:span text:style-name="HTML-schrijfmachine"><text:span text:style-name="T6">In addition, mere aggregation of another work not based on the Program</text:span></text:span></text:p>
      <text:p text:style-name="P8"><text:span text:style-name="HTML-schrijfmachine"><text:span text:style-name="T6">with the Program (or with a work based on the Program) on a volume of</text:span></text:span></text:p>
      <text:p text:style-name="P8"><text:span text:style-name="HTML-schrijfmachine"><text:span text:style-name="T6">a storage or distribution medium does not bring the other work under</text:span></text:span></text:p>
      <text:p text:style-name="P8"><text:span text:style-name="HTML-schrijfmachine"><text:span text:style-name="T6">the scope of this License.</text:span></text:span></text:p>
      <text:p text:style-name="P9"/>
      <text:p text:style-name="P8"><text:span text:style-name="HTML-schrijfmachine"><text:span text:style-name="T6"><text:s text:c="2"/></text:span></text:span><text:span text:style-name="HTML-schrijfmachine"><text:span text:style-name="T6">3. You may copy and distribute the Program (or a work based on it,</text:span></text:span></text:p>
      <text:p text:style-name="P8"><text:span text:style-name="HTML-schrijfmachine"><text:span text:style-name="T6">under Section 2) in object code or executable form under the terms of</text:span></text:span></text:p>
      <text:p text:style-name="P8"><text:span text:style-name="HTML-schrijfmachine"><text:span text:style-name="T6">Sections 1 and 2 above provided that you also do one of the following:</text:span></text:span></text:p>
      <text:p text:style-name="P9"/>
      <text:p text:style-name="P8"><text:span text:style-name="HTML-schrijfmachine"><text:span text:style-name="T6"><text:s text:c="4"/></text:span></text:span><text:span text:style-name="HTML-schrijfmachine"><text:span text:style-name="T6">a) Accompany it with the complete corresponding machine-readable</text:span></text:span></text:p>
      <text:p text:style-name="P8"><text:span text:style-name="HTML-schrijfmachine"><text:span text:style-name="T6"><text:s text:c="4"/></text:span></text:span><text:span text:style-name="HTML-schrijfmachine"><text:span text:style-name="T6">source code, which must be distributed under the terms of Sections</text:span></text:span></text:p>
      <text:p text:style-name="P8"><text:span text:style-name="HTML-schrijfmachine"><text:span text:style-name="T6"><text:s text:c="4"/></text:span></text:span><text:span text:style-name="HTML-schrijfmachine"><text:span text:style-name="T6">1 and 2 above on a medium customarily used for software</text:span></text:span></text:p>
      <text:p text:style-name="P8"><text:span text:style-name="HTML-schrijfmachine"><text:span text:style-name="T6"><text:s text:c="4"/></text:span></text:span><text:span text:style-name="HTML-schrijfmachine"><text:span text:style-name="T6">interchange; or,</text:span></text:span></text:p>
      <text:p text:style-name="P9"/>
      <text:p text:style-name="P8"><text:span text:style-name="HTML-schrijfmachine"><text:span text:style-name="T6"><text:s text:c="4"/></text:span></text:span><text:span text:style-name="HTML-schrijfmachine"><text:span text:style-name="T6">b) Accompany it with a written offer, valid for at least three</text:span></text:span></text:p>
      <text:p text:style-name="P8"><text:span text:style-name="HTML-schrijfmachine"><text:span text:style-name="T6"><text:s text:c="4"/></text:span></text:span><text:span text:style-name="HTML-schrijfmachine"><text:span text:style-name="T6">years, to give any third party, for a charge no more than your</text:span></text:span></text:p>
      <text:p text:style-name="P8"><text:span text:style-name="HTML-schrijfmachine"><text:span text:style-name="T6"><text:s text:c="4"/></text:span></text:span><text:span text:style-name="HTML-schrijfmachine"><text:span text:style-name="T6">cost of physically performing source distribution, a complete</text:span></text:span></text:p>
      <text:p text:style-name="P8"><text:span text:style-name="HTML-schrijfmachine"><text:span text:style-name="T6"><text:s text:c="4"/></text:span></text:span><text:span text:style-name="HTML-schrijfmachine"><text:span text:style-name="T6">machine-readable copy of the corresponding source code, to be</text:span></text:span></text:p>
      <text:p text:style-name="P8"><text:span text:style-name="HTML-schrijfmachine"><text:span text:style-name="T6"><text:s text:c="4"/></text:span></text:span><text:span text:style-name="HTML-schrijfmachine"><text:span text:style-name="T6">distributed under the terms of Sections 1 and 2 above on a medium</text:span></text:span></text:p>
      <text:p text:style-name="P8"><text:span text:style-name="HTML-schrijfmachine"><text:span text:style-name="T6"><text:s text:c="4"/></text:span></text:span><text:span text:style-name="HTML-schrijfmachine"><text:span text:style-name="T6">customarily used for software interchange; or,</text:span></text:span></text:p>
      <text:p text:style-name="P9"/>
      <text:p text:style-name="P8"><text:span text:style-name="HTML-schrijfmachine"><text:span text:style-name="T6"><text:s text:c="4"/></text:span></text:span><text:span text:style-name="HTML-schrijfmachine"><text:span text:style-name="T6">c) Accompany it with the information you received as to the offer</text:span></text:span></text:p>
      <text:p text:style-name="P8"><text:span text:style-name="HTML-schrijfmachine"><text:span text:style-name="T6"><text:s text:c="4"/></text:span></text:span><text:span text:style-name="HTML-schrijfmachine"><text:span text:style-name="T6">to distribute corresponding source code. <text:s/>(This alternative is</text:span></text:span></text:p>
      <text:p text:style-name="P8"><text:span text:style-name="HTML-schrijfmachine"><text:span text:style-name="T6"><text:s text:c="4"/></text:span></text:span><text:span text:style-name="HTML-schrijfmachine"><text:span text:style-name="T6">allowed only for noncommercial distribution and only if you</text:span></text:span></text:p>
      <text:p text:style-name="P8"><text:span text:style-name="HTML-schrijfmachine"><text:span text:style-name="T6"><text:s text:c="4"/></text:span></text:span><text:span text:style-name="HTML-schrijfmachine"><text:span text:style-name="T6">received the program in object code or executable form with such</text:span></text:span></text:p>
      <text:p text:style-name="P8"><text:span text:style-name="HTML-schrijfmachine"><text:span text:style-name="T6"><text:s text:c="4"/></text:span></text:span><text:span text:style-name="HTML-schrijfmachine"><text:span text:style-name="T6">an offer, in accord with Subsection b above.)</text:span></text:span></text:p>
      <text:p text:style-name="P9"/>
      <text:p text:style-name="P8"><text:span text:style-name="HTML-schrijfmachine"><text:span text:style-name="T6">The source code for a work means the preferred form of the work for</text:span></text:span></text:p>
      <text:p text:style-name="P8"><text:span text:style-name="HTML-schrijfmachine"><text:span text:style-name="T6">making modifications to it. <text:s/>For an executable work, complete source</text:span></text:span></text:p>
      <text:p text:style-name="P8"><text:span text:style-name="HTML-schrijfmachine"><text:span text:style-name="T6">code means all the source code for all modules it contains, plus any</text:span></text:span></text:p>
      <text:p text:style-name="P8"><text:span text:style-name="HTML-schrijfmachine"><text:span text:style-name="T6">associated interface definition files, plus the scripts used to</text:span></text:span></text:p>
      <text:p text:style-name="P8"><text:span text:style-name="HTML-schrijfmachine"><text:span text:style-name="T6">control compilation and installation of the executable. <text:s/>However, as a</text:span></text:span></text:p>
      <text:p text:style-name="P8"><text:span text:style-name="HTML-schrijfmachine"><text:span text:style-name="T6">special exception, the source code distributed need not include</text:span></text:span></text:p>
      <text:p text:style-name="P8"><text:span text:style-name="HTML-schrijfmachine"><text:span text:style-name="T6">anything that is normally distributed (in either source or binary</text:span></text:span></text:p>
      <text:p text:style-name="P8"><text:span text:style-name="HTML-schrijfmachine"><text:span text:style-name="T6">form) with the major components (compiler, kernel, and so on) of the</text:span></text:span></text:p>
      <text:p text:style-name="P8"><text:span text:style-name="HTML-schrijfmachine"><text:span text:style-name="T6">operating system on which the executable runs, unless that component</text:span></text:span></text:p>
      <text:p text:style-name="P8"><text:span text:style-name="HTML-schrijfmachine"><text:span text:style-name="T6">itself accompanies the executable.</text:span></text:span></text:p>
      <text:p text:style-name="P9"/>
      <text:p text:style-name="P8"><text:span text:style-name="HTML-schrijfmachine"><text:span text:style-name="T6">If distribution of executable or object code is made by offering</text:span></text:span></text:p>
      <text:p text:style-name="P8"><text:span text:style-name="HTML-schrijfmachine"><text:span text:style-name="T6">access to copy from a designated place, then offering equivalent</text:span></text:span></text:p>
      <text:p text:style-name="P8"><text:span text:style-name="HTML-schrijfmachine"><text:span text:style-name="T6">access to copy the source code from the same place counts as</text:span></text:span></text:p>
      <text:p text:style-name="P8"><text:span text:style-name="HTML-schrijfmachine"><text:span text:style-name="T6">distribution of the source code, even though third parties are not</text:span></text:span></text:p>
      <text:p text:style-name="P8"><text:span text:style-name="HTML-schrijfmachine"><text:span text:style-name="T6">compelled to copy the source along with the object code.</text:span></text:span></text:p>
      <text:p text:style-name="P9"/>
      <text:p text:style-name="P8"><text:span text:style-name="HTML-schrijfmachine"><text:span text:style-name="T6"><text:s text:c="2"/></text:span></text:span><text:span text:style-name="HTML-schrijfmachine"><text:span text:style-name="T6">4. You may not copy, modify, sublicense, or distribute the Program</text:span></text:span></text:p>
      <text:p text:style-name="P8"><text:span text:style-name="HTML-schrijfmachine"><text:span text:style-name="T6">except as expressly provided under this License. <text:s/>Any attempt</text:span></text:span></text:p>
      <text:p text:style-name="P8"><text:span text:style-name="HTML-schrijfmachine"><text:span text:style-name="T6">otherwise to copy, modify, sublicense or distribute the Program is</text:span></text:span></text:p>
      <text:p text:style-name="P8"><text:span text:style-name="HTML-schrijfmachine"><text:span text:style-name="T6">void, and will automatically terminate your rights under this License.</text:span></text:span></text:p>
      <text:p text:style-name="P8"><text:span text:style-name="HTML-schrijfmachine"><text:span text:style-name="T6">However, parties who have received copies, or rights, from you under</text:span></text:span></text:p>
      <text:p text:style-name="P8"><text:span text:style-name="HTML-schrijfmachine"><text:span text:style-name="T6">this License will not have their licenses terminated so long as such</text:span></text:span></text:p>
      <text:p text:style-name="P8"><text:span text:style-name="HTML-schrijfmachine"><text:span text:style-name="T6">parties remain in full compliance.</text:span></text:span></text:p>
      <text:p text:style-name="P9"/>
      <text:p text:style-name="P8"><text:span text:style-name="HTML-schrijfmachine"><text:span text:style-name="T6"><text:s text:c="2"/></text:span></text:span><text:span text:style-name="HTML-schrijfmachine"><text:span text:style-name="T6">5. You are not required to accept this License, since you have not</text:span></text:span></text:p>
      <text:p text:style-name="P8"><text:span text:style-name="HTML-schrijfmachine"><text:span text:style-name="T6">signed it. <text:s/>However, nothing else grants you permission to modify or</text:span></text:span></text:p>
      <text:p text:style-name="P8"><text:span text:style-name="HTML-schrijfmachine"><text:span text:style-name="T6">distribute the Program or its derivative works. <text:s/>These actions are</text:span></text:span></text:p>
      <text:p text:style-name="P8"><text:soft-page-break/><text:span text:style-name="HTML-schrijfmachine"><text:span text:style-name="T6">prohibited by law if you do not accept this License. <text:s/>Therefore, by</text:span></text:span></text:p>
      <text:p text:style-name="P8"><text:span text:style-name="HTML-schrijfmachine"><text:span text:style-name="T6">modifying or distributing the Program (or any work based on the</text:span></text:span></text:p>
      <text:p text:style-name="P8"><text:span text:style-name="HTML-schrijfmachine"><text:span text:style-name="T6">Program), you indicate your acceptance of this License to do so, and</text:span></text:span></text:p>
      <text:p text:style-name="P8"><text:span text:style-name="HTML-schrijfmachine"><text:span text:style-name="T6">all its terms and conditions for copying, distributing or modifying</text:span></text:span></text:p>
      <text:p text:style-name="P8"><text:span text:style-name="HTML-schrijfmachine"><text:span text:style-name="T6">the Program or works based on it.</text:span></text:span></text:p>
      <text:p text:style-name="P9"/>
      <text:p text:style-name="P8"><text:span text:style-name="HTML-schrijfmachine"><text:span text:style-name="T6"><text:s text:c="2"/></text:span></text:span><text:span text:style-name="HTML-schrijfmachine"><text:span text:style-name="T6">6. Each time you redistribute the Program (or any work based on the</text:span></text:span></text:p>
      <text:p text:style-name="P8"><text:span text:style-name="HTML-schrijfmachine"><text:span text:style-name="T6">Program), the recipient automatically receives a license from the</text:span></text:span></text:p>
      <text:p text:style-name="P8"><text:span text:style-name="HTML-schrijfmachine"><text:span text:style-name="T6">original licensor to copy, distribute or modify the Program subject to</text:span></text:span></text:p>
      <text:p text:style-name="P8"><text:span text:style-name="HTML-schrijfmachine"><text:span text:style-name="T6">these terms and conditions. <text:s/>You may not impose any further</text:span></text:span></text:p>
      <text:p text:style-name="P8"><text:span text:style-name="HTML-schrijfmachine"><text:span text:style-name="T6">restrictions on the recipients' exercise of the rights granted herein.</text:span></text:span></text:p>
      <text:p text:style-name="P8"><text:span text:style-name="HTML-schrijfmachine"><text:span text:style-name="T6">You are not responsible for enforcing compliance by third parties to</text:span></text:span></text:p>
      <text:p text:style-name="P8"><text:span text:style-name="HTML-schrijfmachine"><text:span text:style-name="T6">this License.</text:span></text:span></text:p>
      <text:p text:style-name="P9"/>
      <text:p text:style-name="P8"><text:span text:style-name="HTML-schrijfmachine"><text:span text:style-name="T6"><text:s text:c="2"/></text:span></text:span><text:span text:style-name="HTML-schrijfmachine"><text:span text:style-name="T6">7. If, as a consequence of a court judgment or allegation of patent</text:span></text:span></text:p>
      <text:p text:style-name="P8"><text:span text:style-name="HTML-schrijfmachine"><text:span text:style-name="T6">infringement or for any other reason (not limited to patent issues),</text:span></text:span></text:p>
      <text:p text:style-name="P8"><text:span text:style-name="HTML-schrijfmachine"><text:span text:style-name="T6">conditions are imposed on you (whether by court order, agreement or</text:span></text:span></text:p>
      <text:p text:style-name="P8"><text:span text:style-name="HTML-schrijfmachine"><text:span text:style-name="T6">otherwise) that contradict the conditions of this License, they do not</text:span></text:span></text:p>
      <text:p text:style-name="P8"><text:span text:style-name="HTML-schrijfmachine"><text:span text:style-name="T6">excuse you from the conditions of this License. <text:s/>If you cannot</text:span></text:span></text:p>
      <text:p text:style-name="P8"><text:span text:style-name="HTML-schrijfmachine"><text:span text:style-name="T6">distribute so as to satisfy simultaneously your obligations under this</text:span></text:span></text:p>
      <text:p text:style-name="P8"><text:span text:style-name="HTML-schrijfmachine"><text:span text:style-name="T6">License and any other pertinent obligations, then as a consequence you</text:span></text:span></text:p>
      <text:p text:style-name="P8"><text:span text:style-name="HTML-schrijfmachine"><text:span text:style-name="T6">may not distribute the Program at all. <text:s/>For example, if a patent</text:span></text:span></text:p>
      <text:p text:style-name="P8"><text:span text:style-name="HTML-schrijfmachine"><text:span text:style-name="T6">license would not permit royalty-free redistribution of the Program by</text:span></text:span></text:p>
      <text:p text:style-name="P8"><text:span text:style-name="HTML-schrijfmachine"><text:span text:style-name="T6">all those who receive copies directly or indirectly through you, then</text:span></text:span></text:p>
      <text:p text:style-name="P8"><text:span text:style-name="HTML-schrijfmachine"><text:span text:style-name="T6">the only way you could satisfy both it and this License would be to</text:span></text:span></text:p>
      <text:p text:style-name="P8"><text:span text:style-name="HTML-schrijfmachine"><text:span text:style-name="T6">refrain entirely from distribution of the Program.</text:span></text:span></text:p>
      <text:p text:style-name="P9"/>
      <text:p text:style-name="P8"><text:span text:style-name="HTML-schrijfmachine"><text:span text:style-name="T6">If any portion of this section is held invalid or unenforceable under</text:span></text:span></text:p>
      <text:p text:style-name="P8"><text:span text:style-name="HTML-schrijfmachine"><text:span text:style-name="T6">any particular circumstance, the balance of the section is intended to</text:span></text:span></text:p>
      <text:p text:style-name="P8"><text:span text:style-name="HTML-schrijfmachine"><text:span text:style-name="T6">apply and the section as a whole is intended to apply in other</text:span></text:span></text:p>
      <text:p text:style-name="P8"><text:span text:style-name="HTML-schrijfmachine"><text:span text:style-name="T6">circumstances.</text:span></text:span></text:p>
      <text:p text:style-name="P9"/>
      <text:p text:style-name="P8"><text:span text:style-name="HTML-schrijfmachine"><text:span text:style-name="T6">It is not the purpose of this section to induce you to infringe any</text:span></text:span></text:p>
      <text:p text:style-name="P8"><text:span text:style-name="HTML-schrijfmachine"><text:span text:style-name="T6">patents or other property right claims or to contest validity of any</text:span></text:span></text:p>
      <text:p text:style-name="P8"><text:span text:style-name="HTML-schrijfmachine"><text:span text:style-name="T6">such claims; this section has the sole purpose of protecting the</text:span></text:span></text:p>
      <text:p text:style-name="P8"><text:span text:style-name="HTML-schrijfmachine"><text:span text:style-name="T6">integrity of the free software distribution system, which is</text:span></text:span></text:p>
      <text:p text:style-name="P8"><text:span text:style-name="HTML-schrijfmachine"><text:span text:style-name="T6">implemented by public license practices. <text:s/>Many people have made</text:span></text:span></text:p>
      <text:p text:style-name="P8"><text:span text:style-name="HTML-schrijfmachine"><text:span text:style-name="T6">generous contributions to the wide range of software distributed</text:span></text:span></text:p>
      <text:p text:style-name="P8"><text:span text:style-name="HTML-schrijfmachine"><text:span text:style-name="T6">through that system in reliance on consistent application of that</text:span></text:span></text:p>
      <text:p text:style-name="P8"><text:span text:style-name="HTML-schrijfmachine"><text:span text:style-name="T6">system; it is up to the author/donor to decide if he or she is willing</text:span></text:span></text:p>
      <text:p text:style-name="P8"><text:span text:style-name="HTML-schrijfmachine"><text:span text:style-name="T6">to distribute software through any other system and a licensee cannot</text:span></text:span></text:p>
      <text:p text:style-name="P8"><text:span text:style-name="HTML-schrijfmachine"><text:span text:style-name="T6">impose that choice.</text:span></text:span></text:p>
      <text:p text:style-name="P9"/>
      <text:p text:style-name="P8"><text:span text:style-name="HTML-schrijfmachine"><text:span text:style-name="T6">This section is intended to make thoroughly clear what is believed to</text:span></text:span></text:p>
      <text:p text:style-name="P8"><text:span text:style-name="HTML-schrijfmachine"><text:span text:style-name="T6">be a consequence of the rest of this License.</text:span></text:span></text:p>
      <text:p text:style-name="P9"/>
      <text:p text:style-name="P8"><text:span text:style-name="HTML-schrijfmachine"><text:span text:style-name="T6"><text:s text:c="2"/></text:span></text:span><text:span text:style-name="HTML-schrijfmachine"><text:span text:style-name="T6">8. If the distribution and/or use of the Program is restricted in</text:span></text:span></text:p>
      <text:p text:style-name="P8"><text:span text:style-name="HTML-schrijfmachine"><text:span text:style-name="T6">certain countries either by patents or by copyrighted interfaces, the</text:span></text:span></text:p>
      <text:p text:style-name="P8"><text:span text:style-name="HTML-schrijfmachine"><text:span text:style-name="T6">original copyright holder who places the Program under this License</text:span></text:span></text:p>
      <text:p text:style-name="P8"><text:span text:style-name="HTML-schrijfmachine"><text:span text:style-name="T6">may add an explicit geographical distribution limitation excluding</text:span></text:span></text:p>
      <text:p text:style-name="P8"><text:span text:style-name="HTML-schrijfmachine"><text:span text:style-name="T6">those countries, so that distribution is permitted only in or among</text:span></text:span></text:p>
      <text:p text:style-name="P8"><text:span text:style-name="HTML-schrijfmachine"><text:span text:style-name="T6">countries not thus excluded. <text:s/>In such case, this License incorporates</text:span></text:span></text:p>
      <text:p text:style-name="P8"><text:span text:style-name="HTML-schrijfmachine"><text:span text:style-name="T6">the limitation as if written in the body of this License.</text:span></text:span></text:p>
      <text:p text:style-name="P9"/>
      <text:p text:style-name="P8"><text:span text:style-name="HTML-schrijfmachine"><text:span text:style-name="T6"><text:s text:c="2"/></text:span></text:span><text:span text:style-name="HTML-schrijfmachine"><text:span text:style-name="T6">9. The Free Software Foundation may publish revised and/or new versions</text:span></text:span></text:p>
      <text:p text:style-name="P8"><text:span text:style-name="HTML-schrijfmachine"><text:span text:style-name="T6">of the General Public License from time to time. <text:s/>Such new versions will</text:span></text:span></text:p>
      <text:p text:style-name="P8"><text:span text:style-name="HTML-schrijfmachine"><text:span text:style-name="T6">be similar in spirit to the present version, but may differ in detail to</text:span></text:span></text:p>
      <text:p text:style-name="P8"><text:span text:style-name="HTML-schrijfmachine"><text:span text:style-name="T6">address new problems or concerns.</text:span></text:span></text:p>
      <text:p text:style-name="P9"/>
      <text:p text:style-name="P8"><text:span text:style-name="HTML-schrijfmachine"><text:span text:style-name="T6">Each version is given a distinguishing version number. <text:s/>If the Program</text:span></text:span></text:p>
      <text:p text:style-name="P8"><text:span text:style-name="HTML-schrijfmachine"><text:span text:style-name="T6">specifies a version number of this License which applies to it and</text:span></text:span></text:p>
      <text:p text:style-name="P8"><text:span text:style-name="HTML-schrijfmachine"><text:span text:style-name="T6">"any later version", you have the option of following the terms and</text:span></text:span></text:p>
      <text:p text:style-name="P8"><text:span text:style-name="HTML-schrijfmachine"><text:span text:style-name="T6">conditions either of that version or of any later version published by</text:span></text:span></text:p>
      <text:p text:style-name="P8"><text:span text:style-name="HTML-schrijfmachine"><text:span text:style-name="T6">the Free Software Foundation. <text:s/>If the Program does not specify a</text:span></text:span></text:p>
      <text:p text:style-name="P8"><text:soft-page-break/><text:span text:style-name="HTML-schrijfmachine"><text:span text:style-name="T6">version number of this License, you may choose any version ever</text:span></text:span></text:p>
      <text:p text:style-name="P8"><text:span text:style-name="HTML-schrijfmachine"><text:span text:style-name="T6">published by the Free Software Foundation.</text:span></text:span></text:p>
      <text:p text:style-name="P9"/>
      <text:p text:style-name="P8"><text:span text:style-name="HTML-schrijfmachine"><text:span text:style-name="T6"><text:s text:c="2"/></text:span></text:span><text:span text:style-name="HTML-schrijfmachine"><text:span text:style-name="T6">10. If you wish to incorporate parts of the Program into other free</text:span></text:span></text:p>
      <text:p text:style-name="P8"><text:span text:style-name="HTML-schrijfmachine"><text:span text:style-name="T6">programs whose distribution conditions are different, write to the author</text:span></text:span></text:p>
      <text:p text:style-name="P8"><text:span text:style-name="HTML-schrijfmachine"><text:span text:style-name="T6">to ask for permission. <text:s/>For software which is copyrighted by the Free</text:span></text:span></text:p>
      <text:p text:style-name="P8"><text:span text:style-name="HTML-schrijfmachine"><text:span text:style-name="T6">Software Foundation, write to the Free Software Foundation; we sometimes</text:span></text:span></text:p>
      <text:p text:style-name="P8"><text:span text:style-name="HTML-schrijfmachine"><text:span text:style-name="T6">make exceptions for this. <text:s/>Our decision will be guided by the two goals</text:span></text:span></text:p>
      <text:p text:style-name="P8"><text:span text:style-name="HTML-schrijfmachine"><text:span text:style-name="T6">of preserving the free status of all derivatives of our free software and</text:span></text:span></text:p>
      <text:p text:style-name="P8"><text:span text:style-name="HTML-schrijfmachine"><text:span text:style-name="T6">of promoting the sharing and reuse of software generally.</text:span></text:span></text:p>
      <text:p text:style-name="P9"/>
      <text:p text:style-name="P8"><text:span text:style-name="HTML-schrijfmachine"><text:span text:style-name="T6"><text:tab/><text:tab/><text:tab/> <text:s text:c="3"/>NO WARRANTY</text:span></text:span></text:p>
      <text:p text:style-name="P9"/>
      <text:p text:style-name="P8"><text:span text:style-name="HTML-schrijfmachine"><text:span text:style-name="T6"><text:s text:c="2"/></text:span></text:span><text:span text:style-name="HTML-schrijfmachine"><text:span text:style-name="T6">11. BECAUSE THE PROGRAM IS LICENSED FREE OF CHARGE, THERE IS NO</text:span></text:span></text:p>
      <text:p text:style-name="P8"><text:span text:style-name="HTML-schrijfmachine"><text:span text:style-name="T6">WARRANTY FOR THE PROGRAM, TO THE EXTENT PERMITTED BY APPLICABLE LAW.</text:span></text:span></text:p>
      <text:p text:style-name="P8"><text:span text:style-name="HTML-schrijfmachine"><text:span text:style-name="T6">EXCEPT WHEN OTHERWISE STATED IN WRITING THE COPYRIGHT HOLDERS AND/OR</text:span></text:span></text:p>
      <text:p text:style-name="P8"><text:span text:style-name="HTML-schrijfmachine"><text:span text:style-name="T6">OTHER PARTIES PROVIDE THE PROGRAM "AS IS" WITHOUT WARRANTY OF ANY</text:span></text:span></text:p>
      <text:p text:style-name="P8"><text:span text:style-name="HTML-schrijfmachine"><text:span text:style-name="T6">KIND, EITHER EXPRESSED OR IMPLIED, INCLUDING, BUT NOT LIMITED TO, THE</text:span></text:span></text:p>
      <text:p text:style-name="P8"><text:span text:style-name="HTML-schrijfmachine"><text:span text:style-name="T6">IMPLIED WARRANTIES OF MERCHANTABILITY AND FITNESS FOR A PARTICULAR</text:span></text:span></text:p>
      <text:p text:style-name="P8"><text:span text:style-name="HTML-schrijfmachine"><text:span text:style-name="T6">PURPOSE. <text:s/>THE ENTIRE RISK AS TO THE QUALITY AND PERFORMANCE OF THE</text:span></text:span></text:p>
      <text:p text:style-name="P8"><text:span text:style-name="HTML-schrijfmachine"><text:span text:style-name="T6">PROGRAM IS WITH YOU. <text:s/>SHOULD THE PROGRAM PROVE DEFECTIVE, YOU ASSUME</text:span></text:span></text:p>
      <text:p text:style-name="P8"><text:span text:style-name="HTML-schrijfmachine"><text:span text:style-name="T6">THE COST OF ALL NECESSARY SERVICING, REPAIR OR CORRECTION.</text:span></text:span></text:p>
      <text:p text:style-name="P9"/>
      <text:p text:style-name="P8"><text:span text:style-name="HTML-schrijfmachine"><text:span text:style-name="T6"><text:s text:c="2"/></text:span></text:span><text:span text:style-name="HTML-schrijfmachine"><text:span text:style-name="T6">12. IN NO EVENT UNLESS REQUIRED BY APPLICABLE LAW OR AGREED TO IN</text:span></text:span></text:p>
      <text:p text:style-name="P8"><text:span text:style-name="HTML-schrijfmachine"><text:span text:style-name="T6">WRITING WILL ANY COPYRIGHT HOLDER, OR ANY OTHER PARTY WHO MAY MODIFY</text:span></text:span></text:p>
      <text:p text:style-name="P8"><text:span text:style-name="HTML-schrijfmachine"><text:span text:style-name="T6">AND/OR REDISTRIBUTE THE PROGRAM AS PERMITTED ABOVE, BE LIABLE TO YOU</text:span></text:span></text:p>
      <text:p text:style-name="P8"><text:span text:style-name="HTML-schrijfmachine"><text:span text:style-name="T6">FOR DAMAGES, INCLUDING ANY GENERAL, SPECIAL, INCIDENTAL OR</text:span></text:span></text:p>
      <text:p text:style-name="P8"><text:span text:style-name="HTML-schrijfmachine"><text:span text:style-name="T6">CONSEQUENTIAL DAMAGES ARISING OUT OF THE USE OR INABILITY TO USE THE</text:span></text:span></text:p>
      <text:p text:style-name="P8"><text:span text:style-name="HTML-schrijfmachine"><text:span text:style-name="T6">PROGRAM (INCLUDING BUT NOT LIMITED TO LOSS OF DATA OR DATA BEING</text:span></text:span></text:p>
      <text:p text:style-name="P8"><text:span text:style-name="HTML-schrijfmachine"><text:span text:style-name="T6">RENDERED INACCURATE OR LOSSES SUSTAINED BY YOU OR THIRD PARTIES OR A</text:span></text:span></text:p>
      <text:p text:style-name="P8"><text:span text:style-name="HTML-schrijfmachine"><text:span text:style-name="T6">FAILURE OF THE PROGRAM TO OPERATE WITH ANY OTHER PROGRAMS), EVEN IF</text:span></text:span></text:p>
      <text:p text:style-name="P8"><text:span text:style-name="HTML-schrijfmachine"><text:span text:style-name="T6">SUCH HOLDER OR OTHER PARTY HAS BEEN ADVISED OF THE POSSIBILITY OF SUCH</text:span></text:span></text:p>
      <text:p text:style-name="P8"><text:span text:style-name="HTML-schrijfmachine"><text:span text:style-name="T6">DAMAGES.</text:span></text:span></text:p>
      <text:p text:style-name="P9"/>
      <text:p text:style-name="P8"><text:span text:style-name="HTML-schrijfmachine"><text:span text:style-name="T6"><text:tab/><text:tab/> <text:s text:c="4"/>END OF TERMS AND CONDITIONS</text:span></text:span></text:p>
      <text:p text:style-name="P9"/>
      <text:p text:style-name="P8"><text:span text:style-name="HTML-schrijfmachine"><text:span text:style-name="T6"><text:tab/> <text:s text:c="3"/>How to Apply These Terms to Your New Programs</text:span></text:span></text:p>
      <text:p text:style-name="P9"/>
      <text:p text:style-name="P8"><text:span text:style-name="HTML-schrijfmachine"><text:span text:style-name="T6"><text:s text:c="2"/></text:span></text:span><text:span text:style-name="HTML-schrijfmachine"><text:span text:style-name="T6">If you develop a new program, and you want it to be of the greatest</text:span></text:span></text:p>
      <text:p text:style-name="P8"><text:span text:style-name="HTML-schrijfmachine"><text:span text:style-name="T6">possible use to the public, the best way to achieve this is to make it</text:span></text:span></text:p>
      <text:p text:style-name="P8"><text:span text:style-name="HTML-schrijfmachine"><text:span text:style-name="T6">free software which everyone can redistribute and change under these</text:span></text:span></text:p>
      <text:p text:style-name="P8"><text:span text:style-name="HTML-schrijfmachine"><text:span text:style-name="T6">terms.</text:span></text:span></text:p>
      <text:p text:style-name="P9"/>
      <text:p text:style-name="P8"><text:span text:style-name="HTML-schrijfmachine"><text:span text:style-name="T6"><text:s text:c="2"/></text:span></text:span><text:span text:style-name="HTML-schrijfmachine"><text:span text:style-name="T6">To do so, attach the following notices to the program. <text:s/>It is safest</text:span></text:span></text:p>
      <text:p text:style-name="P8"><text:span text:style-name="HTML-schrijfmachine"><text:span text:style-name="T6">to attach them to the start of each source file to most effectively</text:span></text:span></text:p>
      <text:p text:style-name="P8"><text:span text:style-name="HTML-schrijfmachine"><text:span text:style-name="T6">convey the exclusion of warranty; and each file should have at least</text:span></text:span></text:p>
      <text:p text:style-name="P8"><text:span text:style-name="HTML-schrijfmachine"><text:span text:style-name="T6">the "copyright" line and a pointer to where the full notice is found.</text:span></text:span></text:p>
      <text:p text:style-name="P9"/>
      <text:p text:style-name="P8"><text:span text:style-name="HTML-schrijfmachine"><text:span text:style-name="T6"><text:s text:c="4"/></text:span></text:span><text:span text:style-name="HTML-schrijfmachine"><text:span text:style-name="T6">&lt;one line to give the program's name and a brief idea of what it does.&gt;</text:span></text:span></text:p>
      <text:p text:style-name="P8"><text:span text:style-name="HTML-schrijfmachine"><text:span text:style-name="T6"><text:s text:c="4"/></text:span></text:span><text:span text:style-name="HTML-schrijfmachine"><text:span text:style-name="T6">Copyright (C) &lt;year&gt; <text:s/>&lt;name of author&gt;</text:span></text:span></text:p>
      <text:p text:style-name="P9"/>
      <text:p text:style-name="P8"><text:span text:style-name="HTML-schrijfmachine"><text:span text:style-name="T6"><text:s text:c="4"/></text:span></text:span><text:span text:style-name="HTML-schrijfmachine"><text:span text:style-name="T6">This program is free software; you can redistribute it and/or modify</text:span></text:span></text:p>
      <text:p text:style-name="P8"><text:span text:style-name="HTML-schrijfmachine"><text:span text:style-name="T6"><text:s text:c="4"/></text:span></text:span><text:span text:style-name="HTML-schrijfmachine"><text:span text:style-name="T6">it under the terms of the GNU General Public License as published by</text:span></text:span></text:p>
      <text:p text:style-name="P8"><text:span text:style-name="HTML-schrijfmachine"><text:span text:style-name="T6"><text:s text:c="4"/></text:span></text:span><text:span text:style-name="HTML-schrijfmachine"><text:span text:style-name="T6">the Free Software Foundation; either version 2 of the License, or</text:span></text:span></text:p>
      <text:p text:style-name="P8"><text:span text:style-name="HTML-schrijfmachine"><text:span text:style-name="T6"><text:s text:c="4"/></text:span></text:span><text:span text:style-name="HTML-schrijfmachine"><text:span text:style-name="T6">(at your option) any later version.</text:span></text:span></text:p>
      <text:p text:style-name="P9"/>
      <text:p text:style-name="P8"><text:span text:style-name="HTML-schrijfmachine"><text:span text:style-name="T6"><text:s text:c="4"/></text:span></text:span><text:span text:style-name="HTML-schrijfmachine"><text:span text:style-name="T6">This program is distributed in the hope that it will be useful,</text:span></text:span></text:p>
      <text:p text:style-name="P8"><text:span text:style-name="HTML-schrijfmachine"><text:span text:style-name="T6"><text:s text:c="4"/></text:span></text:span><text:span text:style-name="HTML-schrijfmachine"><text:span text:style-name="T6">but WITHOUT ANY WARRANTY; without even the implied warranty of</text:span></text:span></text:p>
      <text:p text:style-name="P8"><text:span text:style-name="HTML-schrijfmachine"><text:span text:style-name="T6"><text:s text:c="4"/></text:span></text:span><text:span text:style-name="HTML-schrijfmachine"><text:span text:style-name="T6">MERCHANTABILITY or FITNESS FOR A PARTICULAR PURPOSE. <text:s/>See the</text:span></text:span></text:p>
      <text:p text:style-name="P8"><text:span text:style-name="HTML-schrijfmachine"><text:span text:style-name="T6"><text:s text:c="4"/></text:span></text:span><text:span text:style-name="HTML-schrijfmachine"><text:span text:style-name="T6">GNU General Public License for more details.</text:span></text:span></text:p>
      <text:p text:style-name="P9"/>
      <text:p text:style-name="P8"><text:span text:style-name="HTML-schrijfmachine"><text:span text:style-name="T6"><text:s text:c="4"/></text:span></text:span><text:span text:style-name="HTML-schrijfmachine"><text:span text:style-name="T6">You should have received a copy of the GNU General Public License</text:span></text:span></text:p>
      <text:p text:style-name="P8"><text:span text:style-name="HTML-schrijfmachine"><text:span text:style-name="T6"><text:s text:c="4"/></text:span></text:span><text:span text:style-name="HTML-schrijfmachine"><text:span text:style-name="T6">along with this program; if not, write to the Free Software</text:span></text:span></text:p>
      <text:p text:style-name="P8"><text:soft-page-break/><text:span text:style-name="HTML-schrijfmachine"><text:span text:style-name="T6"><text:s text:c="4"/></text:span></text:span><text:span text:style-name="HTML-schrijfmachine"><text:span text:style-name="T6">Foundation, Inc., 51 Franklin Street, Fifth Floor, Boston, MA <text:s/>02110-1301, USA</text:span></text:span></text:p>
      <text:p text:style-name="P9"/>
      <text:p text:style-name="P9"/>
      <text:p text:style-name="P8"><text:span text:style-name="HTML-schrijfmachine"><text:span text:style-name="T6">Also add information on how to contact you by electronic and paper mail.</text:span></text:span></text:p>
      <text:p text:style-name="P9"/>
      <text:p text:style-name="P8"><text:span text:style-name="HTML-schrijfmachine"><text:span text:style-name="T6">If the program is interactive, make it output a short notice like this</text:span></text:span></text:p>
      <text:p text:style-name="P8"><text:span text:style-name="HTML-schrijfmachine"><text:span text:style-name="T6">when it starts in an interactive mode:</text:span></text:span></text:p>
      <text:p text:style-name="P9"/>
      <text:p text:style-name="P8"><text:span text:style-name="HTML-schrijfmachine"><text:span text:style-name="T6"><text:s text:c="4"/></text:span></text:span><text:span text:style-name="HTML-schrijfmachine"><text:span text:style-name="T6">Gnomovision version 69, Copyright (C) year name of author</text:span></text:span></text:p>
      <text:p text:style-name="P8"><text:span text:style-name="HTML-schrijfmachine"><text:span text:style-name="T6"><text:s text:c="4"/></text:span></text:span><text:span text:style-name="HTML-schrijfmachine"><text:span text:style-name="T6">Gnomovision comes with ABSOLUTELY NO WARRANTY; for details type `show w'.</text:span></text:span></text:p>
      <text:p text:style-name="P8"><text:span text:style-name="HTML-schrijfmachine"><text:span text:style-name="T6"><text:s text:c="4"/></text:span></text:span><text:span text:style-name="HTML-schrijfmachine"><text:span text:style-name="T6">This is free software, and you are welcome to redistribute it</text:span></text:span></text:p>
      <text:p text:style-name="P8"><text:span text:style-name="HTML-schrijfmachine"><text:span text:style-name="T6"><text:s text:c="4"/></text:span></text:span><text:span text:style-name="HTML-schrijfmachine"><text:span text:style-name="T6">under certain conditions; type `show c' for details.</text:span></text:span></text:p>
      <text:p text:style-name="P9"/>
      <text:p text:style-name="P8"><text:span text:style-name="HTML-schrijfmachine"><text:span text:style-name="T6">The hypothetical commands `show w' and `show c' should show the appropriate</text:span></text:span></text:p>
      <text:p text:style-name="P8"><text:span text:style-name="HTML-schrijfmachine"><text:span text:style-name="T6">parts of the General Public License. <text:s/>Of course, the commands you use may</text:span></text:span></text:p>
      <text:p text:style-name="P8"><text:span text:style-name="HTML-schrijfmachine"><text:span text:style-name="T6">be called something other than `show w' and `show c'; they could even be</text:span></text:span></text:p>
      <text:p text:style-name="P8"><text:span text:style-name="HTML-schrijfmachine"><text:span text:style-name="T6">mouse-clicks or menu items--whatever suits your program.</text:span></text:span></text:p>
      <text:p text:style-name="P9"/>
      <text:p text:style-name="P8"><text:span text:style-name="HTML-schrijfmachine"><text:span text:style-name="T6">You should also get your employer (if you work as a programmer) or your</text:span></text:span></text:p>
      <text:p text:style-name="P8"><text:span text:style-name="HTML-schrijfmachine"><text:span text:style-name="T6">school, if any, to sign a "copyright disclaimer" for the program, if</text:span></text:span></text:p>
      <text:p text:style-name="P8"><text:span text:style-name="HTML-schrijfmachine"><text:span text:style-name="T6">necessary. <text:s/>Here is a sample; alter the names:</text:span></text:span></text:p>
      <text:p text:style-name="P9"/>
      <text:p text:style-name="P8"><text:span text:style-name="HTML-schrijfmachine"><text:span text:style-name="T6"><text:s text:c="2"/></text:span></text:span><text:span text:style-name="HTML-schrijfmachine"><text:span text:style-name="T6">Yoyodyne, Inc., hereby disclaims all copyright interest in the program</text:span></text:span></text:p>
      <text:p text:style-name="P8"><text:span text:style-name="HTML-schrijfmachine"><text:span text:style-name="T6"><text:s text:c="2"/></text:span></text:span><text:span text:style-name="HTML-schrijfmachine"><text:span text:style-name="T6">`Gnomovision' (which makes passes at compilers) written by James Hacker.</text:span></text:span></text:p>
      <text:p text:style-name="P9"/>
      <text:p text:style-name="P8"><text:span text:style-name="HTML-schrijfmachine"><text:span text:style-name="T6"><text:s text:c="2"/></text:span></text:span><text:span text:style-name="HTML-schrijfmachine"><text:span text:style-name="T6">&lt;signature of Ty Coon&gt;, 1 April 1989</text:span></text:span></text:p>
      <text:p text:style-name="P8"><text:span text:style-name="HTML-schrijfmachine"><text:span text:style-name="T6"><text:s text:c="2"/></text:span></text:span><text:span text:style-name="HTML-schrijfmachine"><text:span text:style-name="T6">Ty Coon, President of Vice</text:span></text:span></text:p>
      <text:p text:style-name="P9"/>
      <text:p text:style-name="P8"><text:span text:style-name="HTML-schrijfmachine"><text:span text:style-name="T6">This General Public License does not permit incorporating your program into</text:span></text:span></text:p>
      <text:p text:style-name="P8"><text:span text:style-name="HTML-schrijfmachine"><text:span text:style-name="T6">proprietary programs. <text:s/>If your program is a subroutine library, you may</text:span></text:span></text:p>
      <text:p text:style-name="P8"><text:span text:style-name="HTML-schrijfmachine"><text:span text:style-name="T6">consider it more useful to permit linking proprietary applications with the</text:span></text:span></text:p>
      <text:p text:style-name="P8"><text:span text:style-name="HTML-schrijfmachine"><text:span text:style-name="T6">library. <text:s/>If this is what you want to do, use the GNU Library General</text:span></text:span></text:p>
      <text:p text:style-name="P10"><text:span text:style-name="HTML-schrijfmachine"><text:span text:style-name="T6">Public License instead of this License.</text:span></text:span></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font-size-asian="11pt"/>
    </style:style>
    <style:style style:name="List" style:family="paragraph" style:parent-style-name="Text_20_body" style:class="list">
      <style:text-properties style:font-name="Times1" style:font-name-complex="Tahoma"/>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1" style:font-name-complex="Tahoma"/>
    </style:style>
    <style:style style:name="Heading_20_1" style:display-name="Heading 1" style:family="paragraph" style:parent-style-name="Heading" style:next-style-name="Text_20_body"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212cm" fo:text-align="justify" style:justify-single-word="false" fo:text-indent="0cm" style:auto-text-indent="false" fo:background-color="transparent">
        <style:background-image/>
      </style:paragraph-properties>
      <style:text-properties style:font-name="Arial" fo:font-size="11pt" fo:font-weight="bold" style:font-size-asian="11pt" style:font-weight-asian="bold" style:font-size-complex="10pt"/>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bodytext" style:family="paragraph" style:parent-style-name="Standard">
      <style:paragraph-properties fo:margin-top="0.494cm" fo:margin-bottom="0.494cm"/>
      <style:text-properties fo:color="#212121" style:font-name="Arial" fo:font-size="10pt" style:font-size-asian="10pt" style:font-name-complex="Arial" style:font-size-complex="10pt"/>
    </style:style>
    <style:style style:name="Normaal_20__28_web_29_" style:display-name="Normaal (web)" style:family="paragraph" style:parent-style-name="Standard">
      <style:paragraph-properties fo:margin-top="0.494cm" fo:margin-bottom="0.494cm"/>
      <style:text-properties fo:color="#212121" style:font-name="Arial" fo:font-size="10pt" fo:language="nl" fo:country="NL" style:font-size-asian="10pt" style:font-name-complex="Arial" style:font-size-complex="10pt"/>
    </style:style>
    <style:style style:name="Bovenkant_20_formulier" style:display-name="Bovenkant formulier"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Arial" fo:font-size="8pt" fo:language="nl" fo:country="NL" style:font-size-asian="8pt" style:font-name-complex="Arial" style:font-size-complex="8pt" text:display="none"/>
    </style:style>
    <style:style style:name="Onderkant_20_formulier" style:display-name="Onderkant formulier" style:family="paragraph" style:parent-style-name="Standard" style:next-style-name="Standard">
      <style:paragraph-properties fo:text-align="center" style:justify-single-word="false" fo:padding-left="0cm" fo:padding-right="0cm" fo:padding-top="0.035cm" fo:padding-bottom="0cm" fo:border-left="none" fo:border-right="none" fo:border-top="0.018cm solid #000000" fo:border-bottom="none"/>
      <style:text-properties style:font-name="Arial" fo:font-size="8pt" fo:language="nl" fo:country="NL" style:font-size-asian="8pt" style:font-name-complex="Arial" style:font-size-complex="8pt" text:display="none"/>
    </style:style>
    <style:style style:name="HTML_20_-_20_vooraf_20_opgemaakt" style:display-name="HTML - vooraf opgemaak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nl" fo:country="NL"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subtitle" style:family="paragraph" style:parent-style-name="Text_20_body">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Standaardalinea-lettertype" style:family="text"/>
    <style:style style:name="WW-Absatz-Standardschriftart111" style:family="text"/>
    <style:style style:name="WW8Num6z0" style:family="text">
      <style:text-properties style:font-name="Symbol" fo:font-size="9pt" style:font-size-asian="9pt" style:font-name-complex="StarSymbol" style:font-size-complex="9pt"/>
    </style:style>
    <style:style style:name="WW-Absatz-Standardschriftart1111" style:family="text"/>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fo:font-size="10pt" style:text-underline-style="solid" style:text-underline-width="auto" style:text-underline-color="font-color" style:font-size-asian="10pt" style:font-size-complex="10pt"/>
    </style:style>
    <style:style style:name="WW8Num8z1" style:family="text">
      <style:text-properties fo:font-size="10pt" style:font-size-asian="10pt" style:font-size-complex="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Standaardalinea-lettertype1" style:family="text"/>
    <style:style style:name="Internet_20_link" style:display-name="Internet link" style:family="text" style:parent-style-name="Standaardalinea-lettertype1">
      <style:text-properties fo:color="#0000ff" style:text-underline-style="solid" style:text-underline-width="auto" style:text-underline-color="font-color"/>
    </style:style>
    <style:style style:name="HTML-schrijfmachine" style:family="text" style:parent-style-name="Standaardalinea-lettertype1">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erwijzing_20_opmerking1" style:display-name="Verwijzing opmerking1" style:family="text" style:parent-style-name="Standaardalinea-lettertype1">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508cm"/>
      </text:outline-level-style>
      <text:outline-level-style text:level="2" style:num-suffix="." style:num-format="1">
        <style:list-level-properties text:min-label-width="0.508cm"/>
      </text:outline-level-style>
      <text:outline-level-style text:level="3" style:num-suffix="." style:num-format="1" text:display-levels="2">
        <style:list-level-properties text:min-label-width="0.88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508cm"/>
      </text:list-level-style-number>
      <text:list-level-style-number text:level="2" style:num-suffix="." style:num-format="1" text:display-levels="2">
        <style:list-level-properties text:min-label-width="0.88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ymbol"/>
      </text:list-level-style-bullet>
      <text:list-level-style-bullet text:level="2" text:style-name="WW8Num5z0" style:num-suffix="." text:bullet-char="">
        <style:list-level-properties text:space-before="0.635cm" text:min-label-width="0.635cm"/>
        <style:text-properties style:font-name="Symbol"/>
      </text:list-level-style-bullet>
      <text:list-level-style-bullet text:level="3" text:style-name="WW8Num5z0" style:num-suffix="." text:bullet-char="">
        <style:list-level-properties text:space-before="1.27cm" text:min-label-width="0.635cm"/>
        <style:text-properties style:font-name="Symbol"/>
      </text:list-level-style-bullet>
      <text:list-level-style-bullet text:level="4" text:style-name="WW8Num5z0" style:num-suffix="." text:bullet-char="">
        <style:list-level-properties text:space-before="1.905cm" text:min-label-width="0.635cm"/>
        <style:text-properties style:font-name="Symbol"/>
      </text:list-level-style-bullet>
      <text:list-level-style-bullet text:level="5" text:style-name="WW8Num5z0" style:num-suffix="." text:bullet-char="">
        <style:list-level-properties text:space-before="2.54cm" text:min-label-width="0.635cm"/>
        <style:text-properties style:font-name="Symbol"/>
      </text:list-level-style-bullet>
      <text:list-level-style-bullet text:level="6" text:style-name="WW8Num5z0" style:num-suffix="." text:bullet-char="">
        <style:list-level-properties text:space-before="3.175cm" text:min-label-width="0.635cm"/>
        <style:text-properties style:font-name="Symbol"/>
      </text:list-level-style-bullet>
      <text:list-level-style-bullet text:level="7" text:style-name="WW8Num5z0" style:num-suffix="." text:bullet-char="">
        <style:list-level-properties text:space-before="3.81cm" text:min-label-width="0.635cm"/>
        <style:text-properties style:font-name="Symbol"/>
      </text:list-level-style-bullet>
      <text:list-level-style-bullet text:level="8" text:style-name="WW8Num5z0" style:num-suffix="." text:bullet-char="">
        <style:list-level-properties text:space-before="4.445cm" text:min-label-width="0.635cm"/>
        <style:text-properties style:font-name="Symbol"/>
      </text:list-level-style-bullet>
      <text:list-level-style-bullet text:level="9" text:style-name="WW8Num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1.1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footer>
        <text:tracked-changes>
          <text:changed-region xml:id="ct164067472" text:id="ct164067472">
            <text:insertion>
              <office:change-info>
                <dc:creator>Tom Francart</dc:creator>
                <dc:date>2011-08-22T11:26:00</dc:date>
              </office:change-info>
            </text:insertion>
          </text:changed-region>
          <text:changed-region xml:id="ct164067968" text:id="ct164067968">
            <text:deletion>
              <office:change-info>
                <dc:creator>Tom Francart</dc:creator>
                <dc:date>2011-08-22T11:27:00</dc:date>
              </office:change-info>
              <text:p text:style-name="Footer">rch 11, 2008</text:p>
            </text:deletion>
          </text:changed-region>
          <text:changed-region xml:id="ct164067768" text:id="ct164067768">
            <text:deletion>
              <office:change-info>
                <dc:creator>Tom Francart</dc:creator>
                <dc:date>2011-08-22T11:26:00</dc:date>
              </office:change-info>
              <text:p text:style-name="Footer"><text:s/>Ma</text:p>
            </text:deletion>
          </text:changed-region>
        </text:tracked-changes>
        <text:p text:style-name="Footer">APEX 3 license<text:tab/>created<text:change-start text:change-id="ct164067472"/> August 22, 2011<text:change-end text:change-id="ct164067472"/><text:change text:change-id="ct164067968"/><text:change text:change-id="ct164067768"/><text:tab/>page <text:page-number text:select-page="current">10</text:page-number> of <text:page-count style:num-forma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Beta Test Site License</dc:title>
    <meta:initial-creator>Wim De Clercq</meta:initial-creator>
    <meta:creation-date>2008-03-14T09:51:00</meta:creation-date>
    <dc:creator>Tom Francart</dc:creator>
    <dc:date>2011-08-22T11:31:44</dc:date>
    <meta:print-date>2008-03-18T13:06:23</meta:print-date>
    <meta:editing-cycles>6</meta:editing-cycles>
    <meta:editing-duration>PT1H33M38S</meta:editing-duration>
    <meta:document-statistic meta:table-count="0" meta:image-count="0" meta:object-count="0" meta:page-count="10" meta:paragraph-count="338" meta:word-count="4032" meta:character-count="24266"/>
    <meta:user-defined meta:name="Info 1"/>
    <meta:user-defined meta:name="Info 2"/>
    <meta:user-defined meta:name="Info 3"/>
    <meta:user-defined meta:name="Info 4"/>
  </office:meta>
</office:document-meta>
</file>